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Helvetica" svg:font-family="Helvetica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4.827cm" fo:break-before="column" table:align="right" style:writing-mode="lr-tb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368cm"/>
    </style:style>
    <style:style style:name="Tabella1.C" style:family="table-column">
      <style:table-column-properties style:column-width="1.522cm"/>
    </style:style>
    <style:style style:name="Tabella1.D" style:family="table-column">
      <style:table-column-properties style:column-width="1.087cm"/>
    </style:style>
    <style:style style:name="Tabella1.E" style:family="table-column">
      <style:table-column-properties style:column-width="1.713cm"/>
    </style:style>
    <style:style style:name="Tabella1.F" style:family="table-column">
      <style:table-column-properties style:column-width="1.104cm"/>
    </style:style>
    <style:style style:name="Tabella1.H" style:family="table-column">
      <style:table-column-properties style:column-width="1.483cm"/>
    </style:style>
    <style:style style:name="Tabella1.I" style:family="table-column">
      <style:table-column-properties style:column-width="1.124cm"/>
    </style:style>
    <style:style style:name="Tabella1.K" style:family="table-column">
      <style:table-column-properties style:column-width="1.295cm"/>
    </style:style>
    <style:style style:name="Tabella1.L" style:family="table-column">
      <style:table-column-properties style:column-width="1.293cm"/>
    </style:style>
    <style:style style:name="Tabella1.N" style:family="table-column">
      <style:table-column-properties style:column-width="1.415cm"/>
    </style:style>
    <style:style style:name="Tabella1.1" style:family="table-row">
      <style:table-row-properties style:min-row-height="2.9cm" fo:keep-together="always"/>
    </style:style>
    <style:style style:name="Tabel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N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fo:keep-together="always"/>
    </style:style>
    <style:style style:name="Tabella1.3" style:family="table-row">
      <style:table-row-properties fo:keep-together="always"/>
    </style:style>
    <style:style style:name="Tabella1.4" style:family="table-row">
      <style:table-row-properties fo:keep-together="always"/>
    </style:style>
    <style:style style:name="Tabella1.5" style:family="table-row">
      <style:table-row-properties fo:keep-together="always"/>
    </style:style>
    <style:style style:name="Tabella1.6" style:family="table-row">
      <style:table-row-properties fo:keep-together="always"/>
    </style:style>
    <style:style style:name="Tabella1.7" style:family="table-row">
      <style:table-row-properties fo:keep-together="always"/>
    </style:style>
    <style:style style:name="Tabella1.8" style:family="table-row">
      <style:table-row-properties fo:keep-together="always"/>
    </style:style>
    <style:style style:name="Tabella1.9" style:family="table-row">
      <style:table-row-properties fo:keep-together="always"/>
    </style:style>
    <style:style style:name="Tabella1.10" style:family="table-row">
      <style:table-row-properties style:row-height="3.096cm" fo:keep-together="always"/>
    </style:style>
    <style:style style:name="Tabella1.11" style:family="table-row">
      <style:table-row-properties style:row-height="4.098cm" fo:keep-together="always"/>
    </style:style>
    <style:style style:name="Tabella1.12" style:family="table-row">
      <style:table-row-properties style:min-row-height="0.725cm" fo:keep-together="always"/>
    </style:style>
    <style:style style:name="Tabella1.13" style:family="table-row">
      <style:table-row-properties fo:keep-together="always"/>
    </style:style>
    <style:style style:name="Tabella1.14" style:family="table-row">
      <style:table-row-properties style:row-height="0.4cm" fo:keep-together="always"/>
    </style:style>
    <style:style style:name="Tabella1.15" style:family="table-row">
      <style:table-row-properties style:min-row-height="0.011cm" fo:keep-together="always"/>
    </style:style>
    <style:style style:name="P1" style:family="paragraph" style:parent-style-name="Standard">
      <style:paragraph-properties fo:text-align="end" style:justify-single-word="false">
        <style:tab-stops>
          <style:tab-stop style:position="11.483cm"/>
        </style:tab-stops>
      </style:paragraph-properties>
      <style:text-properties fo:color="#999999" fo:font-size="8pt" officeooo:paragraph-rsid="0037a388" style:font-size-asian="8pt" style:language-asian="it" style:country-asian="IT" style:font-size-complex="8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7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4.71cm"/>
        </style:tab-stops>
      </style:paragraph-properties>
      <style:text-properties fo:font-size="12pt" fo:language="it" fo:country="IT" style:font-size-asian="12pt" style:language-asian="it" style:country-asian="I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71cm"/>
        </style:tab-stops>
      </style:paragraph-properties>
      <style:text-properties fo:font-size="12pt" officeooo:paragraph-rsid="0029376d" style:font-size-asian="12pt" style:font-size-complex="12pt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Standard">
      <style:text-properties fo:font-size="7pt" officeooo:paragraph-rsid="0029376d" style:font-size-asian="7pt" style:font-size-complex="7pt"/>
    </style:style>
    <style:style style:name="P7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71cm"/>
        </style:tab-stops>
      </style:paragraph-properties>
      <style:text-properties fo:font-size="10pt" style:font-size-asian="8.75pt" style:font-size-complex="10pt" style:text-rotation-angle="0" style:text-rotation-scale="line-heigh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71cm"/>
        </style:tab-stops>
      </style:paragraph-properties>
      <style:text-properties fo:font-size="10pt" fo:language="it" fo:country="IT" style:font-size-asian="8.75pt" style:language-asian="it" style:country-asian="IT" style:font-size-complex="10pt"/>
    </style:style>
    <style:style style:name="P11" style:family="paragraph" style:parent-style-name="Standard">
      <style:text-properties style:use-window-font-color="true" style:text-line-through-style="none" style:text-line-through-type="none" fo:font-size="8pt" style:text-underline-style="none" fo:background-color="transparen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8pt" style:text-underline-style="none" officeooo:rsid="002014d0" fo:background-color="transparen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style:text-line-through-style="none" style:text-line-through-type="none" fo:font-size="8pt" style:text-underline-style="none" fo:font-weight="bold" fo:background-color="#ffff00" style:font-size-asian="8pt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8pt" style:text-underline-style="none" fo:font-weight="bold" style:font-size-asian="8pt" style:font-weight-asian="bold" style:font-size-complex="8pt"/>
    </style:style>
    <style:style style:name="P15" style:family="paragraph" style:parent-style-name="Standard">
      <style:paragraph-properties fo:text-align="center" style:justify-single-word="false" style:vertical-align="middle"/>
      <style:text-properties style:use-window-font-color="true" style:text-line-through-style="none" style:text-line-through-type="none" fo:font-size="8pt" style:text-underline-style="none" fo:font-weight="bold" style:font-size-asian="8pt" style:font-weight-asian="bold" style:font-size-complex="8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style:text-line-through-style="none" style:text-line-through-type="none" fo:font-size="8pt" style:text-underline-style="none" fo:font-weight="bold" style:font-size-asian="8pt" style:font-weight-asian="bold" style:font-size-complex="8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8pt" style:text-underline-style="none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8pt" style:font-size-asian="8pt" style:font-size-complex="8pt"/>
    </style:style>
    <style:style style:name="P19" style:family="paragraph" style:parent-style-name="Standard">
      <style:text-properties style:use-window-font-color="true" style:text-line-through-style="none" style:text-line-through-type="none" fo:font-size="8pt" fo:font-weight="bold" officeooo:paragraph-rsid="0026efb5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style:vertical-align="middle"/>
      <style:text-properties style:use-window-font-color="true" fo:font-size="8pt" fo:font-weight="bold" officeooo:rsid="000c68fb" officeooo:paragraph-rsid="000c68fb" fo:background-color="transparent" style:font-size-asian="8pt" style:font-weight-asian="bold" style:font-size-complex="8pt"/>
    </style:style>
    <style:style style:name="P21" style:family="paragraph" style:parent-style-name="Standard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style:use-window-font-color="true" fo:font-size="8pt" fo:font-weight="bold" officeooo:paragraph-rsid="0026efb5" style:font-size-asian="8pt" style:font-weight-asian="bold" style:font-size-complex="8pt" style:font-weight-complex="bold"/>
    </style:style>
    <style:style style:name="P23" style:family="paragraph" style:parent-style-name="Standard">
      <style:text-properties style:use-window-font-color="true" fo:font-size="8pt" fo:font-weight="bold" officeooo:paragraph-rsid="002800f1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fo:font-size="8pt" fo:font-weight="bold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8pt" fo:font-weight="bold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 style:vertical-align="middle"/>
      <style:text-properties style:use-window-font-color="true" fo:font-size="8pt" fo:font-weight="bold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/>
      <style:text-properties style:use-window-font-color="true" fo:font-size="8pt" fo:font-weight="bold" officeooo:rsid="002aeb61" officeooo:paragraph-rsid="002aeb61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 style:vertical-align="middle"/>
      <style:text-properties style:use-window-font-color="true" fo:font-size="8pt" fo:font-weight="bold" officeooo:rsid="002aeb61" officeooo:paragraph-rsid="002aeb61" style:font-size-asian="8pt" style:font-weight-asian="bold" style:font-size-complex="8pt"/>
    </style:style>
    <style:style style:name="P29" style:family="paragraph" style:parent-style-name="Standard">
      <style:text-properties style:use-window-font-color="true" fo:font-size="8pt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style:use-window-font-color="true" fo:font-size="8pt" style:font-size-asian="8pt" style:font-size-complex="8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4.71cm"/>
        </style:tab-stops>
      </style:paragraph-properties>
      <style:text-properties style:use-window-font-color="true" style:font-name="Arial" fo:font-size="10pt" fo:language="it" fo:country="IT" fo:font-style="italic" officeooo:paragraph-rsid="0029376d" fo:background-color="transparent" style:font-size-asian="10pt" style:font-style-asian="italic" style:font-name-complex="Arial" style:font-size-complex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Arial" fo:font-size="16pt" fo:language="it" fo:country="IT" fo:font-style="italic" fo:font-weight="bold" officeooo:paragraph-rsid="0029376d" fo:background-color="transparent" style:font-size-asian="16pt" style:font-style-asian="italic" style:font-weight-asian="bold" style:font-name-complex="Arial" style:font-size-complex="16pt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Arial" fo:font-size="16pt" fo:language="it" fo:country="IT" fo:font-style="italic" fo:font-weight="bold" officeooo:rsid="002e1d27" officeooo:paragraph-rsid="002e1d27" fo:background-color="transparent" style:font-size-asian="16pt" style:font-style-asian="italic" style:font-weight-asian="bold" style:font-name-complex="Arial" style:font-size-complex="16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Arial" fo:font-size="16pt" fo:language="it" fo:country="IT" fo:font-style="italic" officeooo:paragraph-rsid="002f4681" fo:background-color="transparent" style:font-size-asian="16pt" style:font-style-asian="italic" style:font-name-complex="Arial" style:font-size-complex="16pt"/>
    </style:style>
    <style:style style:name="P35" style:family="paragraph" style:parent-style-name="Standard">
      <style:text-properties style:use-window-font-color="true" style:font-name="Arial"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P36" style:family="paragraph" style:parent-style-name="Standard"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/>
    </style:style>
    <style:style style:name="P37" style:family="paragraph" style:parent-style-name="Standard"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text-properties style:use-window-font-color="true" fo:font-size="7pt" style:font-size-asian="7pt" style:font-size-complex="7pt"/>
    </style:style>
    <style:style style:name="P39" style:family="paragraph" style:parent-style-name="Standard">
      <style:paragraph-properties style:snap-to-layout-grid="false"/>
      <style:text-properties style:use-window-font-color="true" fo:font-size="7pt" style:font-size-asian="7pt" style:font-size-complex="7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use-window-font-color="true" fo:font-size="6pt" fo:font-weight="bold" style:font-size-asian="6pt" style:font-weight-asian="bold" style:font-size-complex="6pt"/>
    </style:style>
    <style:style style:name="P41" style:family="paragraph" style:parent-style-name="Standard">
      <style:paragraph-properties style:snap-to-layout-grid="false"/>
      <style:text-properties style:use-window-font-color="true" fo:font-size="6pt" fo:font-weight="bold" style:font-size-asian="6pt" style:font-weight-asian="bold" style:font-size-complex="6pt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orphans="2" fo:widows="2" fo:hyphenation-ladder-count="no-limit" fo:text-indent="0cm" style:auto-text-indent="false" fo:background-color="transparent" style:writing-mode="lr-tb"/>
      <style:text-properties style:use-window-font-color="true" style:font-name="Arial" fo:font-size="8pt" fo:language="it" fo:country="IT" officeooo:rsid="0025c898" officeooo:paragraph-rsid="002800f1" style:font-name-asian="Times New Roman" style:font-size-asian="8pt" style:language-asian="zh" style:country-asian="CN" style:font-name-complex="Arial" style:font-size-complex="8pt" style:language-complex="ar" style:country-complex="SA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orphans="2" fo:widows="2" fo:hyphenation-ladder-count="no-limit" fo:text-indent="0cm" style:auto-text-indent="false" fo:background-color="transparent" style:writing-mode="lr-tb"/>
      <style:text-properties style:use-window-font-color="true" style:text-line-through-style="none" style:text-line-through-type="none" style:font-name="Arial" fo:font-size="8pt" fo:language="it" fo:country="IT" officeooo:rsid="0025c898" officeooo:paragraph-rsid="002800f1" style:font-name-asian="Times New Roman" style:font-size-asian="8pt" style:language-asian="zh" style:country-asian="CN" style:font-name-complex="Arial" style:font-size-complex="8pt" style:language-complex="ar" style:country-complex="SA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size="6pt" style:font-size-asian="6pt" style:font-size-complex="6pt" style:text-rotation-angle="90" style:text-rotation-scale="line-heigh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size="6pt" officeooo:paragraph-rsid="00161f57" style:font-size-asian="6pt" style:font-size-complex="6pt" style:text-rotation-angle="90" style:text-rotation-scale="line-heigh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4.71cm"/>
        </style:tab-stops>
      </style:paragraph-properties>
      <style:text-properties style:use-window-font-color="true" fo:font-size="6pt" officeooo:paragraph-rsid="0011b60f" style:font-size-asian="6pt" style:font-size-complex="6pt" style:text-rotation-angle="90" style:text-rotation-scale="line-heigh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size="6pt" fo:font-weight="bold" style:font-size-asian="6pt" style:font-weight-asian="bold" style:font-size-complex="6pt" style:text-rotation-angle="90" style:text-rotation-scale="line-height"/>
    </style:style>
    <style:style style:name="P48" style:family="paragraph" style:parent-style-name="Standard">
      <style:paragraph-properties fo:margin-top="0cm" fo:margin-bottom="0cm" loext:contextual-spacing="false"/>
      <style:text-properties style:use-window-font-color="true" officeooo:paragraph-rsid="0026efb5"/>
    </style:style>
    <style:style style:name="P49" style:family="paragraph" style:parent-style-name="Standard">
      <style:paragraph-properties fo:margin-top="0cm" fo:margin-bottom="0cm" loext:contextual-spacing="false"/>
      <style:text-properties style:use-window-font-color="true" officeooo:paragraph-rsid="002800f1"/>
    </style:style>
    <style:style style:name="P50" style:family="paragraph" style:parent-style-name="Text_20_body">
      <style:paragraph-properties fo:margin-top="0cm" fo:margin-bottom="0cm" loext:contextual-spacing="false"/>
      <style:text-properties style:use-window-font-color="true" style:font-name="Arial"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Arial"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P52" style:family="paragraph" style:parent-style-name="Text_20_body">
      <style:paragraph-properties fo:margin-top="0cm" fo:margin-bottom="0cm" loext:contextual-spacing="false"/>
      <style:text-properties style:use-window-font-color="true" style:font-name="Arial" officeooo:paragraph-rsid="0025c898"/>
    </style:style>
    <style:style style:name="P53" style:family="paragraph" style:parent-style-name="Text_20_body">
      <style:text-properties style:use-window-font-color="true" style:font-name="Helvetica" fo:font-size="8pt" style:font-size-asian="8pt" style:font-size-complex="8pt"/>
    </style:style>
    <style:style style:name="P54" style:family="paragraph" style:parent-style-name="Text_20_body">
      <style:text-properties style:use-window-font-color="true" style:font-name="Arial" fo:font-size="8pt" style:font-size-asian="8pt" style:font-size-complex="8pt"/>
    </style:style>
    <style:style style:name="P55" style:family="paragraph" style:parent-style-name="Text_20_body">
      <style:paragraph-properties fo:text-align="justify" style:justify-single-word="false"/>
      <style:text-properties style:use-window-font-color="true" fo:font-size="8pt"/>
    </style:style>
    <style:style style:name="P56" style:family="paragraph" style:parent-style-name="Text_20_body">
      <style:paragraph-properties fo:text-align="justify" style:justify-single-word="false"/>
      <style:text-properties style:use-window-font-color="true" style:text-line-through-style="none" style:text-line-through-type="none" style:font-name="Arial" fo:font-size="8pt" fo:font-weight="normal" officeooo:rsid="00239870" officeooo:paragraph-rsid="003d8890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officeooo:paragraph-rsid="0026efb5"/>
    </style:style>
    <style:style style:name="P58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style:font-name="Arial" fo:font-size="8pt" fo:language="it" fo:country="IT" officeooo:paragraph-rsid="0026efb5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P59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style:font-name="Arial" officeooo:paragraph-rsid="0025c898"/>
    </style:style>
    <style:style style:name="P60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officeooo:paragraph-rsid="002800f1"/>
    </style:style>
    <style:style style:name="P61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fo:font-size="8pt" officeooo:paragraph-rsid="002800f1" style:font-size-asian="8pt" style:font-size-complex="8pt"/>
    </style:style>
    <style:style style:name="P62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style:text-line-through-style="none" style:text-line-through-type="none" fo:font-size="8pt" officeooo:paragraph-rsid="002800f1" style:font-size-asian="8pt" style:font-size-complex="8pt"/>
    </style:style>
    <style:style style:name="P63" style:family="paragraph" style:parent-style-name="Text_20_body">
      <style:paragraph-properties fo:margin-left="0.259cm" fo:margin-right="0cm" fo:margin-top="0cm" fo:margin-bottom="0cm" loext:contextual-spacing="false" fo:text-indent="-0.25cm" style:auto-text-indent="false"/>
      <style:text-properties style:use-window-font-color="true" style:text-line-through-style="none" style:text-line-through-type="none" style:font-name="Arial" fo:font-size="8pt" fo:language="it" fo:country="IT" officeooo:rsid="0025c898" officeooo:paragraph-rsid="002800f1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P64" style:family="paragraph" style:parent-style-name="Standard" style:master-page-name="Standard">
      <style:paragraph-properties fo:text-align="end" style:justify-single-word="false" style:page-number="auto">
        <style:tab-stops>
          <style:tab-stop style:position="4.71cm"/>
        </style:tab-stops>
      </style:paragraph-properties>
      <style:text-properties officeooo:paragraph-rsid="000d33cb"/>
    </style:style>
    <style:style style:name="T1" style:family="text">
      <style:text-properties officeooo:rsid="0037a388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text-line-through-type="none" officeooo:rsid="0029376d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Times New Roman" style:language-asian="zh" style:country-asian="CN" style:font-weight-asian="bold" style:language-complex="ar" style:country-complex="SA"/>
    </style:style>
    <style:style style:name="T7" style:family="text">
      <style:text-properties fo:font-weight="bold" officeooo:rsid="0029376d" style:font-name-asian="Times New Roman" style:language-asian="zh" style:country-asian="CN" style:font-weight-asian="bold" style:language-complex="ar" style:country-complex="SA"/>
    </style:style>
    <style:style style:name="T8" style:family="text">
      <style:text-properties fo:font-weight="bold" officeooo:rsid="002e1d27" style:font-name-asian="Times New Roman" style:language-asian="zh" style:country-asian="CN" style:font-weight-asian="bold" style:language-complex="ar" style:country-complex="SA"/>
    </style:style>
    <style:style style:name="T9" style:family="text">
      <style:text-properties fo:font-weight="bold" officeooo:rsid="00395401" style:font-name-asian="Times New Roman" style:language-asian="zh" style:country-asian="CN" style:font-weight-asian="bold" style:language-complex="ar" style:country-complex="SA"/>
    </style:style>
    <style:style style:name="T10" style:family="text">
      <style:text-properties officeooo:rsid="0011b60f"/>
    </style:style>
    <style:style style:name="T11" style:family="text">
      <style:text-properties officeooo:rsid="0013cf18"/>
    </style:style>
    <style:style style:name="T12" style:family="text">
      <style:text-properties officeooo:rsid="0017180a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239870"/>
    </style:style>
    <style:style style:name="T15" style:family="text">
      <style:text-properties style:text-line-through-style="none" style:text-line-through-type="none" fo:font-weight="bold" officeooo:rsid="000cdeb0" style:font-name-asian="Times New Roman" style:language-asian="zh" style:country-asian="CN" style:font-weight-asian="bold" style:language-complex="ar" style:country-complex="SA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officeooo:rsid="0025c898"/>
    </style:style>
    <style:style style:name="T18" style:family="text">
      <style:text-properties fo:font-variant="normal" fo:text-transform="none" style:font-name="Wingdings"/>
    </style:style>
    <style:style style:name="T19" style:family="text">
      <style:text-properties fo:font-variant="normal" fo:text-transform="none" style:font-name="Wingdings" fo:font-size="8pt"/>
    </style:style>
    <style:style style:name="T20" style:family="text">
      <style:text-properties fo:font-variant="normal" fo:text-transform="none" style:font-name="Wingdings" fo:font-size="8pt" officeooo:rsid="0025c898"/>
    </style:style>
    <style:style style:name="T21" style:family="text">
      <style:text-properties fo:font-variant="normal" fo:text-transform="none" style:font-name="Wingdings" officeooo:rsid="0025c898"/>
    </style:style>
    <style:style style:name="T22" style:family="text">
      <style:text-properties fo:font-variant="normal" fo:text-transform="none" style:font-name="Arial"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23" style:family="text">
      <style:text-properties fo:font-variant="normal" fo:text-transform="none" style:font-name="Arial" fo:font-size="8pt" fo:language="it" fo:country="IT" officeooo:rsid="0025c898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24" style:family="text">
      <style:text-properties fo:font-variant="normal" fo:text-transform="none" style:font-name="Arial" fo:language="it" fo:country="IT" officeooo:rsid="0025c898" style:font-name-asian="Times New Roman" style:language-asian="zh" style:country-asian="CN" style:font-name-complex="Arial" style:language-complex="ar" style:country-complex="SA"/>
    </style:style>
    <style:style style:name="T25" style:family="text">
      <style:text-properties fo:font-variant="normal" fo:text-transform="none" fo:font-size="8pt"/>
    </style:style>
    <style:style style:name="T26" style:family="text">
      <style:text-properties fo:font-variant="normal" fo:text-transform="none"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27" style:family="text">
      <style:text-properties fo:font-variant="normal" fo:text-transform="none" fo:font-size="8pt" fo:language="it" fo:country="IT" officeooo:rsid="0025c898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28" style:family="text">
      <style:text-properties fo:font-variant="normal" fo:text-transform="none" fo:font-size="8pt" officeooo:rsid="0025c898"/>
    </style:style>
    <style:style style:name="T29" style:family="text">
      <style:text-properties style:font-name="Arial"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30" style:family="text">
      <style:text-properties style:font-name="Arial" fo:font-size="8pt" fo:language="it" fo:country="IT" officeooo:rsid="0025c898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31" style:family="text">
      <style:text-properties style:font-name="Arial" fo:language="it" fo:country="IT" officeooo:rsid="0025c898" style:font-name-asian="Times New Roman" style:language-asian="zh" style:country-asian="CN" style:font-name-complex="Arial" style:language-complex="ar" style:country-complex="SA"/>
    </style:style>
    <style:style style:name="T32" style:family="text">
      <style:text-properties style:font-name="Arial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33" style:family="text">
      <style:text-properties officeooo:rsid="0025c898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33f03b" fo:background-color="transparent" loext:char-shading-value="0"/>
    </style:style>
    <style:style style:name="T36" style:family="text">
      <style:text-properties officeooo:rsid="003d8890" fo:background-color="transparent" loext:char-shading-value="0"/>
    </style:style>
    <style:style style:name="T37" style:family="text">
      <style:text-properties officeooo:rsid="0036a1c8"/>
    </style:style>
    <style:style style:name="T38" style:family="text">
      <style:text-properties fo:font-size="8pt" fo:language="it" fo:country="IT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39" style:family="text">
      <style:text-properties fo:font-size="8pt" fo:language="it" fo:country="IT" officeooo:rsid="0025c898" style:font-name-asian="Times New Roman" style:font-size-asian="8pt" style:language-asian="zh" style:country-asian="CN" style:font-name-complex="Arial" style:font-size-complex="8pt" style:language-complex="ar" style:country-complex="SA"/>
    </style:style>
    <style:style style:name="T40" style:family="text">
      <style:text-properties style:font-name="Helvetica"/>
    </style:style>
    <style:style style:name="T41" style:family="text">
      <style:text-properties officeooo:rsid="003a516e"/>
    </style:style>
    <style:style style:name="T42" style:family="text">
      <style:text-properties officeooo:rsid="003d889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2"/>
      <text:p text:style-name="P2"/>
      <text:p text:style-name="P4"><text:tab/></text:p>
      <text:p text:style-name="P32"/>
      <text:p text:style-name="P33">TABELLA <text:span text:style-name="T37">A</text:span></text:p>
      <text:p text:style-name="P34"><text:span text:style-name="T5">ELENCO DOCUMENTAZIONE </text:span><text:span text:style-name="T15">NECESSARIA </text:span><text:span text:style-name="T5">PER</text:span><text:span text:style-name="T6"> IL PROCEDIMENTO </text:span></text:p>
      <text:p text:style-name="P34"><text:span text:style-name="T7">DI AUTORIZZAZIONE </text:span><text:span text:style-name="T8">PAESAGGISTICA </text:span><text:span text:style-name="T9">E PER IL</text:span><text:span text:style-name="T7"> PARERE </text:span><text:span text:style-name="T8">SULLA QUALITA’ ARCHITETTONICA</text:span></text:p>
      <text:p text:style-name="P31">(articolo 74, comma 1, lett. j della legge provinciale 4 agosto 2015, n. 15 e articolo 65 del regolamento urbanistico-edilizio provinciale)</text:p>
      <text:p text:style-name="P3"/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/>
        <table:table-column table:style-name="Tabella1.I"/>
        <table:table-column table:style-name="Tabella1.F"/>
        <table:table-column table:style-name="Tabella1.K"/>
        <table:table-column table:style-name="Tabella1.L"/>
        <table:table-column table:style-name="Tabella1.F"/>
        <table:table-column table:style-name="Tabella1.N"/>
        <table:table-row table:style-name="Tabella1.1">
          <table:table-cell table:style-name="Tabella1.A1" office:value-type="string">
            <text:p text:style-name="P39"><draw:frame draw:style-name="fr1" draw:name="Cornice1" text:anchor-type="char" svg:x="0.071cm" svg:y="0.122cm" svg:width="7.643cm" svg:height="2.593cm" draw:z-index="0"><draw:text-box><text:p text:style-name="P7">Legenda</text:p><text:p text:style-name="P5"/><text:p text:style-name="P5"><text:span text:style-name="T5">X <text:s text:c="3"/></text:span><text:s/>Elaborat<text:span text:style-name="T2">o </text:span><text:span text:style-name="T3">necessaria</text:span></text:p><text:p text:style-name="P38"/><text:p text:style-name="P6"><text:span text:style-name="T4">0</text:span><text:span text:style-name="T2"> <text:s text:c="5"/>Elaborato non </text:span><text:span text:style-name="T3">necessaria</text:span><text:line-break/> <text:s text:c="7"/><text:span text:style-name="T12">( </text:span>può essere richiesto per aspetti puntuali <text:span text:style-name="T12">)</text:span></text:p><text:p text:style-name="P5"/><text:p text:style-name="P5"><text:span text:style-name="T5">-</text:span> <text:s text:c="6"/>Elaborato non necessario</text:p><text:p text:style-name="P8"/></draw:text-box></draw:frame></text:p>
          </table:table-cell>
          <table:table-cell table:style-name="Tabella1.A1" office:value-type="string">
            <text:p text:style-name="P39"/>
          </table:table-cell>
          <table:table-cell table:style-name="Tabella1.C1" office:value-type="string">
            <text:p text:style-name="P45">Progetto:<text:line-break/> indicare gli elaborati allegati<text:line-break/><text:tab/><text:tab/> ai fini dell’ammissibilità</text:p>
          </table:table-cell>
          <table:table-cell table:style-name="Tabella1.C1" office:value-type="string">
            <text:p text:style-name="P44">Nuova costruzione</text:p>
          </table:table-cell>
          <table:table-cell table:style-name="Tabella1.C1" office:value-type="string">
            <text:p text:style-name="P46">Ampliamento + <text:span text:style-name="T11">r</text:span>istrutturazione <text:span text:style-name="T11">+</text:span><text:line-break/><text:span text:style-name="T11">r</text:span>isanamento + restauro <text:span text:style-name="T10">+<text:line-break/></text:span>cambio d’uso con opere</text:p>
          </table:table-cell>
          <table:table-cell table:style-name="Tabella1.C1" office:value-type="string">
            <text:p text:style-name="P44">Interventi <text:s/>(art. 78 bis)</text:p>
          </table:table-cell>
          <table:table-cell table:style-name="Tabella1.C1" office:value-type="string">
            <text:p text:style-name="P44">Piani attuativi </text:p>
          </table:table-cell>
          <table:table-cell table:style-name="Tabella1.C1" office:value-type="string">
            <text:p text:style-name="P44">Scavi movimenti terra <text:line-break/>o strade principali,<text:line-break/> agricole e boschive</text:p>
          </table:table-cell>
          <table:table-cell table:style-name="Tabella1.C1" office:value-type="string">
            <text:p text:style-name="P44">Segnaletica pubblicitaria</text:p>
          </table:table-cell>
          <table:table-cell table:style-name="Tabella1.C1" office:value-type="string">
            <text:p text:style-name="P44">Varianti</text:p>
          </table:table-cell>
          <table:table-cell table:style-name="Tabella1.C1" office:value-type="string">
            <text:p text:style-name="P44">Trasformazioni del bosco <text:line-break/>/ cambi colturali</text:p>
          </table:table-cell>
          <table:table-cell table:style-name="Tabella1.C1" office:value-type="string">
            <text:p text:style-name="P44">Interventi di limitata entità <text:line-break/>senza modifica volumetrica</text:p>
          </table:table-cell>
          <table:table-cell table:style-name="Tabella1.C1" office:value-type="string">
            <text:p text:style-name="P44">Deroghe (art. 106)</text:p>
          </table:table-cell>
          <table:table-cell table:style-name="Tabella1.N1" office:value-type="string">
            <text:p text:style-name="P47">Spazio riservato all’addetto<text:line-break/> della CPC</text:p>
          </table:table-cell>
        </table:table-row>
        <table:table-row table:style-name="Tabella1.2"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1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C1" office:value-type="string">
            <text:p text:style-name="P40"/>
          </table:table-cell>
          <table:table-cell table:style-name="Tabella1.N1" office:value-type="string">
            <text:p text:style-name="P40"/>
          </table:table-cell>
        </table:table-row>
        <table:table-row table:style-name="Tabella1.3">
          <table:table-cell table:style-name="Tabella1.C1" office:value-type="string">
            <text:p text:style-name="P30">1.1</text:p>
          </table:table-cell>
          <table:table-cell table:style-name="Tabella1.C1" office:value-type="string">
            <text:p text:style-name="P37">Corografia in scala 1:10000 con indicata la viabilità di accesso intervento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4">
          <table:table-cell table:style-name="Tabella1.C1" office:value-type="string">
            <text:p text:style-name="P30">1.2</text:p>
          </table:table-cell>
          <table:table-cell table:style-name="Tabella1.C1" office:value-type="string">
            <text:p text:style-name="P37">Elaborati relativi ai vincoli e ai dati urbanistici e catastali</text:p>
            <text:p text:style-name="P54">Estratto della carta tecnica provinciale (CTP) con l’indicazione della posizione dell’intervento, elaborati con riportati gli estratti degli strumenti urbanistici e mappa catastale con l’evidenziazione dell’ambito di intervento nonché i dati urbanistici ed edilizi di progetto (indici, cubature, superfici, distanze, altezze, ecc.)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5">
          <table:table-cell table:style-name="Tabella1.C1" office:value-type="string">
            <text:p text:style-name="P30">2.1</text:p>
          </table:table-cell>
          <table:table-cell table:style-name="Tabella1.C1" office:value-type="string">
            <text:p text:style-name="P37">Documentazione fotografica</text:p>
            <text:p text:style-name="P54">Elaborato contenente adeguata documentazione fotografica relativa all’area di intervento. Devono essere indicati i punti di ripresa delle foto e la relativa data.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ext:soft-page-break/>
        <table:table-row table:style-name="Tabella1.6">
          <table:table-cell table:style-name="Tabella1.C1" office:value-type="string">
            <text:p text:style-name="P30">3.1</text:p>
          </table:table-cell>
          <table:table-cell table:style-name="Tabella1.C1" office:value-type="string">
            <text:p text:style-name="P36">Relazione <text:span text:style-name="T41">t</text:span>ecnica <text:span text:style-name="T14">e paesaggistica</text:span></text:p>
            <text:p text:style-name="P56"><text:span text:style-name="T36">La </text:span><text:span text:style-name="T34">Relazione </text:span><text:span text:style-name="T36">tecnica</text:span><text:span text:style-name="T34"> </text:span><text:span text:style-name="T36">e paesaggistica </text:span><text:span text:style-name="T34">cont</text:span><text:span text:style-name="T36">iene l’inquadramento territoriale e urbanistico e la descrizione del progetto e comprende in particolare</text:span><text:span text:style-name="T34"> l’analisi </text:span><text:span text:style-name="T35">del contesto oggetto di intervento, </text:span><text:span text:style-name="T34">i criteri di progettazione, la descrizione delle soluzioni </text:span><text:span text:style-name="T36">e dei materiali </text:span><text:span text:style-name="T34">adottat</text:span><text:span text:style-name="T36">i</text:span><text:span text:style-name="T34"> e ogni altro elemento di valutazione necessario in funzione dei singoli interventi. </text:span><text:span text:style-name="T36">Nella parte dedicata alla analisi paesaggistica la relazione</text:span><text:span text:style-name="T34"> approfondisce gli elementi di inserimento nel contesto paesaggistico, al fine della valutazione dell’intervento sotto il profilo </text:span><text:span text:style-name="T36">localizzativo,</text:span><text:span text:style-name="T35"> </text:span><text:span text:style-name="T34">della qualità architettonica o dell’autorizzazione paesaggistica. </text:span><text:span text:style-name="T36">La relazione descrive in particolare </text:span><text:span text:style-name="T34">lo stato attuale dell’area interessata dall’intervento, la </text:span><text:span text:style-name="T36">coerenza del progetto con i criteri o le disposizioni dettati dai piani urbanistici, se vigenti, </text:span><text:span text:style-name="T34">la compatibilità del progetto stesso con i valori paesaggistici che qualificano il contesto di riferimento e </text:span><text:span text:style-name="T36">gli eventuali misure </text:span><text:span text:style-name="T34">di inserimento paesaggistico previste. Allegato alla relazione è prodotto un elenco degli elaborati depositati c</text:span>omprensivo di quelli essenziali, di ogni altro elaborato prodotto e dei provvedimenti allegati <text:span text:style-name="T42">o richiamati</text:span>.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7">
          <table:table-cell table:style-name="Tabella1.C1" office:value-type="string">
            <text:p text:style-name="P30">4.1</text:p>
          </table:table-cell>
          <table:table-cell table:style-name="Tabella1.C1" office:value-type="string">
            <text:p text:style-name="P37">Planimetria stato di fatto, <text:span text:style-name="T33">di progetto e di raffronto</text:span></text:p>
            <text:p text:style-name="P52"><text:span text:style-name="T39"></text:span><text:span text:style-name="T27">  </text:span><text:span text:style-name="T28">¨</text:span><text:span text:style-name="T17"> </text:span><text:span text:style-name="T27"><text:s/></text:span><text:span text:style-name="T39">planimetria stato di fatto (per le varianti: stato autorizzato),</text:span></text:p>
            <text:p text:style-name="P59"><text:span text:style-name="T38"></text:span><text:span text:style-name="T26">  </text:span><text:span text:style-name="T25">¨</text:span><text:span text:style-name="T16"> </text:span><text:span text:style-name="T26"><text:s/></text:span><text:span text:style-name="T38">di progetto</text:span></text:p>
            <text:p text:style-name="P59"><text:span text:style-name="T38"></text:span><text:span text:style-name="T26">  </text:span><text:span text:style-name="T25">¨</text:span><text:span text:style-name="T16"> </text:span><text:span text:style-name="T26"><text:s/></text:span><text:span text:style-name="T38">di raffronto</text:span></text:p>
            <text:p text:style-name="P51">Planimetria contenente il rilievo dello stato di fatto (per le varianti: stato autorizzato), di progetto e di raffronto.</text:p>
            <text:p text:style-name="P51">Lo stato di fatto deve riportare i punti battuti, le quote altimetriche riferite ad un unico punto di origine, le curve di livello, i confini di proprietà. Sulla planimetria di rilievo vanno indicate le sagome delle costruzioni rilevanti ai fini delle distanze e le relative distanze, le sistemazioni esterne, le alberature, gli accessi, i posti auto, i percorsi carrabili e pedonali, le distanze dai confini, le fasce di rispetto, le curve di livello di progetto e le relative quote riferite ad un unico punto di origine, che deve coincidere con quello riportato sull'elaborato di rilievo .</text:p>
            <text:p text:style-name="P51">La scala dovrà essere adeguata alla dimensione del progetto e alla valutazione del necessario raccordo con le aree limitrofe; di norma 1:100 - 1:200.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6">0</text:p>
            <text:p text:style-name="P28">0</text:p>
            <text:p text:style-name="P28">0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  <text:p text:style-name="P24"/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N1" office:value-type="string">
            <text:p text:style-name="P25"/>
          </table:table-cell>
        </table:table-row>
        <text:soft-page-break/>
        <table:table-row table:style-name="Tabella1.8">
          <table:table-cell table:style-name="Tabella1.C1" office:value-type="string">
            <text:p text:style-name="P30">5.1</text:p>
          </table:table-cell>
          <table:table-cell table:style-name="Tabella1.C1" office:value-type="string">
            <text:p text:style-name="P21">Sezioni <text:span text:style-name="T13">plani-</text:span><text:span text:style-name="T33">altimetriche </text:span>di raffronto</text:p>
            <text:p text:style-name="P50">Sezioni riferite alla planimetria di progetto in numero conveniente ad illustrare l’andamento del livello definitivo del terreno a sistemazioni avvenute con riferimento al profilo del terreno naturale. Tali sezioni devono essere tratte nella medesima posizione di quelle di rilievo. Gli ambiti di raffronto riferiti a riporti e sterri devono essere campiti rispettivamente in rosso e in giallo.</text:p>
            <text:p text:style-name="P50">La scala dovrà essere adeguata alla dimensione del progetto e alla valutazione del necessario raccordo con le aree limitrofe; di norma 1:100 - 1:200.</text:p>
            <text:p text:style-name="P35"/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0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9">
          <table:table-cell table:style-name="Tabella1.C1" office:value-type="string">
            <text:p text:style-name="P30">6.1</text:p>
          </table:table-cell>
          <table:table-cell table:style-name="Tabella1.C1" office:value-type="string">
            <text:p text:style-name="P22">Piante stato di fatto, <text:span text:style-name="T33">di progetto e di raffronto</text:span></text:p>
            <text:p text:style-name="P48"><text:span text:style-name="T23">  </text:span><text:span text:style-name="T20">¨</text:span><text:span text:style-name="T17"> </text:span><text:span text:style-name="T23"><text:s/></text:span><text:span text:style-name="T30">stato di fatto (per le varianti: stato autorizzato),</text:span></text:p>
            <text:p text:style-name="P57"><text:span text:style-name="T22"><text:s text:c="2"/></text:span><text:span text:style-name="T19">¨</text:span><text:span text:style-name="T16"> </text:span><text:span text:style-name="T22"><text:s/></text:span><text:span text:style-name="T29">di progetto</text:span></text:p>
            <text:p text:style-name="P58"><text:span text:style-name="T16">  </text:span><text:span text:style-name="T18">¨</text:span><text:span text:style-name="T16"> <text:s/></text:span>di raffronto</text:p>
            <text:p text:style-name="P55"><text:span text:style-name="T32">Rapresentazione di tutti i piani (entro e fuori terra, compresa la copertura) interessati dall’intervento debitamente quotate, corredate dalle informazioni relative a destinazioni d’uso, superfici utili, rapporti di aeroilluminazione dei singoli locali, dimensioni di porte e finestre. La scala deve essere adeguata alla dimensione e alla natura del progetto; di norma 1:50 o 1:100</text:span><text:span text:style-name="T40">.</text:span>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  <text:p text:style-name="P27">X</text:p>
            <text:p text:style-name="P27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6">0</text:p>
            <text:p text:style-name="P28">0</text:p>
            <text:p text:style-name="P28">0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  <text:p text:style-name="P24"/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  <text:p text:style-name="P24"/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10">
          <table:table-cell table:style-name="Tabella1.C1" office:value-type="string">
            <text:p text:style-name="P30">7.1</text:p>
          </table:table-cell>
          <table:table-cell table:style-name="Tabella1.C1" office:value-type="string">
            <text:p text:style-name="P23">Sezioni stato di fatto, <text:span text:style-name="T33">di progetto e di raffronto</text:span></text:p>
            <text:p text:style-name="P49"><text:span text:style-name="T23">  </text:span><text:span text:style-name="T20">¨</text:span><text:span text:style-name="T17"> </text:span><text:span text:style-name="T23"><text:s/></text:span><text:span text:style-name="T30">stato di fatto (per le varianti: stato autorizzato),</text:span></text:p>
            <text:p text:style-name="P60"><text:span text:style-name="T22">  </text:span><text:span text:style-name="T19">¨</text:span><text:span text:style-name="T16"> </text:span><text:span text:style-name="T22"><text:s/></text:span><text:span text:style-name="T29">di progetto</text:span></text:p>
            <text:p text:style-name="P61"><text:span text:style-name="T24">  </text:span><text:span text:style-name="T21">¨</text:span><text:span text:style-name="T17"> </text:span><text:span text:style-name="T24"><text:s/></text:span><text:span text:style-name="T31">di raffronto</text:span></text:p>
            <text:p text:style-name="P42">tratte in punti significativi ed in numero sufficiente (almeno due sezioni, quotate, non parallele tra loro) a garantire una esaustiva rappresentazione del progetto.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-</text:p>
            <text:p text:style-name="P27">X</text:p>
            <text:p text:style-name="P27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6">0</text:p>
            <text:p text:style-name="P28">0</text:p>
            <text:p text:style-name="P28">0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  <text:p text:style-name="P24"/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  <text:p text:style-name="P24"/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  <text:p text:style-name="P24"/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11">
          <table:table-cell table:style-name="Tabella1.C1" office:value-type="string">
            <text:p text:style-name="P18">8.1</text:p>
          </table:table-cell>
          <table:table-cell table:style-name="Tabella1.C1" office:value-type="string">
            <text:p text:style-name="P19">Prospetti stato di fatto, <text:span text:style-name="T33">di progetto e di raffronto</text:span></text:p>
            <text:p text:style-name="P49"><text:span text:style-name="T23">  </text:span><text:span text:style-name="T20">¨</text:span><text:span text:style-name="T17"> </text:span><text:span text:style-name="T23"><text:s/></text:span><text:span text:style-name="T30">stato di fatto (per le varianti: stato autorizzato),</text:span></text:p>
            <text:p text:style-name="P60"><text:span text:style-name="T22">  </text:span><text:span text:style-name="T19">¨</text:span><text:span text:style-name="T16"> </text:span><text:span text:style-name="T22"><text:s/></text:span><text:span text:style-name="T29">di progetto</text:span></text:p>
            <text:p text:style-name="P62"><text:span text:style-name="T24">  </text:span><text:span text:style-name="T21">¨</text:span><text:span text:style-name="T17"> </text:span><text:span text:style-name="T24"><text:s/></text:span><text:span text:style-name="T31">di raffronto</text:span></text:p>
            <text:p text:style-name="P43">Rappresentazione di tutti i fronti con indicate le altezze di rilievo e di progetto, materiali e colori. Va indicato l’andamento del terreno di progetto, indicando quello del terreno naturale se diverso. La rappresentazione deve essere possibilmente estesa fino al confine del lotto. I prospetti devono di norma essere alla medesima scala di piante e sezioni.</text:p>
            <text:p text:style-name="P63"/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-</text:p>
            <text:p text:style-name="P27">X</text:p>
            <text:p text:style-name="P27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6">0</text:p>
            <text:p text:style-name="P28">0</text:p>
            <text:p text:style-name="P28">0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-</text:p>
            <text:p text:style-name="P24">-</text:p>
            <text:p text:style-name="P24">-</text:p>
          </table:table-cell>
          <table:table-cell table:style-name="Tabella1.C1" office:value-type="string">
            <text:p text:style-name="P24">X</text:p>
            <text:p text:style-name="P27">X</text:p>
            <text:p text:style-name="P27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12">
          <table:table-cell table:style-name="Tabella1.C1" office:value-type="string">
            <text:p text:style-name="P30">9.1</text:p>
          </table:table-cell>
          <table:table-cell table:style-name="Tabella1.C1" office:value-type="string">
            <text:p text:style-name="P29">Analisi a livello catastale, indicante la posizione degli edifici limitrofi, gli orientamenti, le forme e i materiali di copertura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0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ext:soft-page-break/>
        <table:table-row table:style-name="Tabella1.13">
          <table:table-cell table:style-name="Tabella1.C1" office:value-type="string">
            <text:p text:style-name="P30">10.1</text:p>
          </table:table-cell>
          <table:table-cell table:style-name="Tabella1.C1" office:value-type="string">
            <text:p text:style-name="P21">Elementi previsti dall’art. 49 comma 6 l.p. 15/2015 lett. a) b) c) d)</text:p>
            <text:p text:style-name="P53">Elaborati progettuali relativi agli strumenti di pianificazione attuativa</text:p>
            <text:p text:style-name="P29"/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-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14">
          <table:table-cell table:style-name="Tabella1.C1" office:value-type="string">
            <text:p text:style-name="P30">11.1</text:p>
          </table:table-cell>
          <table:table-cell table:style-name="Tabella1.C1" office:value-type="string">
            <text:p text:style-name="P29">Particolari costruttivi e soluzioni tipo 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0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6">0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0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15">
          <table:table-cell table:style-name="Tabella1.C1" office:value-type="string">
            <text:p text:style-name="P30">12.1</text:p>
          </table:table-cell>
          <table:table-cell table:style-name="Tabella1.C1" office:value-type="string">
            <text:p text:style-name="P29">Interventi di limitata entità: la documentazione dovrà essere adeguata alla tipologia e caratteristiche dell’intervento</text:p>
          </table:table-cell>
          <table:table-cell table:style-name="Tabella1.C1" office:value-type="string">
            <text:p text:style-name="P25"/>
          </table:table-cell>
          <table:table-cell table:style-name="Tabella1.C1" office:value-type="string">
            <text:p text:style-name="P24">0</text:p>
          </table:table-cell>
          <table:table-cell table:style-name="Tabella1.C1" office:value-type="string">
            <text:p text:style-name="P24">0</text:p>
          </table:table-cell>
          <table:table-cell table:style-name="Tabella1.C1" office:value-type="string">
            <text:p text:style-name="P26">0</text:p>
          </table:table-cell>
          <table:table-cell table:style-name="Tabella1.C1" office:value-type="string">
            <text:p text:style-name="P24">0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-</text:p>
          </table:table-cell>
          <table:table-cell table:style-name="Tabella1.C1" office:value-type="string">
            <text:p text:style-name="P24">X</text:p>
          </table:table-cell>
          <table:table-cell table:style-name="Tabella1.C1" office:value-type="string">
            <text:p text:style-name="P24">0</text:p>
          </table:table-cell>
          <table:table-cell table:style-name="Tabella1.N1" office:value-type="string">
            <text:p text:style-name="P25"/>
          </table:table-cell>
        </table:table-row>
        <table:table-row table:style-name="Tabella1.15">
          <table:table-cell table:style-name="Tabella1.C1" office:value-type="string">
            <text:p text:style-name="P12">13</text:p>
          </table:table-cell>
          <table:table-cell table:style-name="Tabella1.C1" office:value-type="string">
            <text:p text:style-name="P11">perizia statica per interventi di demolizione e ricostruzione in deroga ai sensi articolo 106 L.P. 15/2015 e s.m.</text:p>
          </table:table-cell>
          <table:table-cell table:style-name="Tabella1.C1" office:value-type="string">
            <text:p text:style-name="P13"/>
          </table:table-cell>
          <table:table-cell table:style-name="Tabella1.C1" office:value-type="string">
            <text:p text:style-name="P17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5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4">-</text:p>
          </table:table-cell>
          <table:table-cell table:style-name="Tabella1.C1" office:value-type="string">
            <text:p text:style-name="P14">X</text:p>
          </table:table-cell>
          <table:table-cell table:style-name="Tabella1.N1" office:value-type="string"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Helvetica" svg:font-family="Helvetica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Tito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Car._20_predefinito_20_paragrafo" style:display-name="Car. predefinito paragrafo" style:family="text"/>
    <style:style style:name="Car._20_predefinito_20_paragrafo1" style:display-name="Car. predefinito paragraf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11.483cm"/>
        </style:tab-stops>
      </style:paragraph-properties>
      <style:text-properties fo:color="#999999" fo:font-size="8pt" officeooo:paragraph-rsid="0037a388" style:font-size-asian="8pt" style:language-asian="it" style:country-asian="IT" style:font-size-complex="8pt"/>
    </style:style>
    <style:style style:name="MT1" style:family="text">
      <style:text-properties officeooo:rsid="0037a388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1<text:span text:style-name="MT1">8</text:span> – <text:span text:style-name="MT1">Tabella A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43204</meta:initial-creator>
    <meta:creation-date>2016-01-18T16:11:00</meta:creation-date>
    <dc:date>2018-05-03T13:24:05.019000000</dc:date>
    <meta:print-date>2017-11-28T13:57:21.469000000</meta:print-date>
    <meta:editing-cycles>43</meta:editing-cycles>
    <meta:editing-duration>PT4H5M42S</meta:editing-duration>
    <meta:generator>LibreOffice/5.1.5.2$Windows_x86 LibreOffice_project/7a864d8825610a8c07cfc3bc01dd4fce6a9447e5</meta:generator>
    <dc:description>(ex Quadro Sinottico)</dc:description>
    <dc:title>Tabella A - elenco documentazione per autorizz. paesaggistica e parere qualità architett.</dc:title>
    <meta:keyword>modelli in materia paesaggistica</meta:keyword>
    <dc:subject>versione approvata con deliberazione G.P. n. 892 del 25 maggio 2018</dc:subject>
    <meta:document-statistic meta:table-count="1" meta:image-count="0" meta:object-count="0" meta:page-count="4" meta:paragraph-count="293" meta:word-count="1132" meta:character-count="6507" meta:non-whitespace-character-count="5596"/>
  </office:meta>
</office:document-meta>
</file>